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3634in" svg:y="1.0476in">
            <draw:object draw:notify-on-update-of-ranges="Sheet1.A1:Sheet1.A1 Sheet1.A2:Sheet1.A31 Sheet1.B1:Sheet1.B1 Sheet1.B2:Sheet1.B31 Sheet1.C1:Sheet1.C1 Sheet1.C2:Sheet1.C31 Sheet1.D1:Sheet1.D1 Sheet1.D2:Sheet1.D31 Sheet1.E1:Sheet1.E1 Sheet1.E2:Sheet1.E31 Sheet1.F1:Sheet1.F1 Sheet1.F2:Sheet1.F31 Sheet1.G1:Sheet1.G1 Sheet1.G2:Sheet1.G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H0</text:p>
          </table:table-cell>
          <table:table-cell office:value-type="string">
            <text:p><text:s/>H1</text:p>
          </table:table-cell>
          <table:table-cell office:value-type="string">
            <text:p><text:s/>H2</text:p>
          </table:table-cell>
          <table:table-cell office:value-type="string">
            <text:p><text:s/>H3</text:p>
          </table:table-cell>
          <table:table-cell office:value-type="string">
            <text:p><text:s/>H4</text:p>
          </table:table-cell>
          <table:table-cell office:value-type="string">
            <text:p><text:s/>H5</text:p>
          </table:table-cell>
          <table:table-cell office:value-type="string">
            <text:p><text:s/>H6</text:p>
          </table:table-cell>
        </table:table-row>
        <table:table-row table:style-name="ro1">
          <table:table-cell office:value-type="float" office:value="1.226529">
            <text:p>1.226529</text:p>
          </table:table-cell>
          <table:table-cell office:value-type="float" office:value="1.112965">
            <text:p>1.112965</text:p>
          </table:table-cell>
          <table:table-cell office:value-type="float" office:value="1.85981">
            <text:p>1.85981</text:p>
          </table:table-cell>
          <table:table-cell office:value-type="float" office:value="1.671387">
            <text:p>1.671387</text:p>
          </table:table-cell>
          <table:table-cell office:value-type="float" office:value="1.548933">
            <text:p>1.548933</text:p>
          </table:table-cell>
          <table:table-cell office:value-type="float" office:value="1.226529">
            <text:p>1.226529</text:p>
          </table:table-cell>
          <table:table-cell office:value-type="float" office:value="1.85981">
            <text:p>1.85981</text:p>
          </table:table-cell>
        </table:table-row>
        <table:table-row table:style-name="ro1">
          <table:table-cell office:value-type="float" office:value="2.373899">
            <text:p>2.373899</text:p>
          </table:table-cell>
          <table:table-cell office:value-type="float" office:value="1.559809">
            <text:p>1.559809</text:p>
          </table:table-cell>
          <table:table-cell office:value-type="float" office:value="1.002826">
            <text:p>1.002826</text:p>
          </table:table-cell>
          <table:table-cell office:value-type="float" office:value="1.093859">
            <text:p>1.093859</text:p>
          </table:table-cell>
          <table:table-cell office:value-type="float" office:value="2.276644">
            <text:p>2.276644</text:p>
          </table:table-cell>
          <table:table-cell office:value-type="float" office:value="2.696858">
            <text:p>2.696858</text:p>
          </table:table-cell>
          <table:table-cell office:value-type="float" office:value="1.002826">
            <text:p>1.002826</text:p>
          </table:table-cell>
        </table:table-row>
        <table:table-row table:style-name="ro1">
          <table:table-cell office:value-type="float" office:value="1.566697">
            <text:p>1.566697</text:p>
          </table:table-cell>
          <table:table-cell office:value-type="float" office:value="1.136153">
            <text:p>1.136153</text:p>
          </table:table-cell>
          <table:table-cell office:value-type="float" office:value="2.499646">
            <text:p>2.499646</text:p>
          </table:table-cell>
          <table:table-cell office:value-type="float" office:value="2.249469">
            <text:p>2.249469</text:p>
          </table:table-cell>
          <table:table-cell office:value-type="float" office:value="1.512344">
            <text:p>1.512344</text:p>
          </table:table-cell>
          <table:table-cell office:value-type="float" office:value="1.566697">
            <text:p>1.566697</text:p>
          </table:table-cell>
          <table:table-cell office:value-type="float" office:value="2.499646">
            <text:p>2.499646</text:p>
          </table:table-cell>
        </table:table-row>
        <table:table-row table:style-name="ro1">
          <table:table-cell office:value-type="float" office:value="1.963545">
            <text:p>1.963545</text:p>
          </table:table-cell>
          <table:table-cell office:value-type="float" office:value="1.058791">
            <text:p>1.058791</text:p>
          </table:table-cell>
          <table:table-cell office:value-type="float" office:value="3.44711">
            <text:p>3.44711</text:p>
          </table:table-cell>
          <table:table-cell office:value-type="float" office:value="3.73178">
            <text:p>3.73178</text:p>
          </table:table-cell>
          <table:table-cell office:value-type="float" office:value="1.964906">
            <text:p>1.964906</text:p>
          </table:table-cell>
          <table:table-cell office:value-type="float" office:value="1.963545">
            <text:p>1.963545</text:p>
          </table:table-cell>
          <table:table-cell office:value-type="float" office:value="3.44711">
            <text:p>3.44711</text:p>
          </table:table-cell>
        </table:table-row>
        <table:table-row table:style-name="ro1">
          <table:table-cell office:value-type="float" office:value="2.120116">
            <text:p>2.120116</text:p>
          </table:table-cell>
          <table:table-cell office:value-type="float" office:value="1.469218">
            <text:p>1.469218</text:p>
          </table:table-cell>
          <table:table-cell office:value-type="float" office:value="3.831621">
            <text:p>3.831621</text:p>
          </table:table-cell>
          <table:table-cell office:value-type="float" office:value="3.439479">
            <text:p>3.439479</text:p>
          </table:table-cell>
          <table:table-cell office:value-type="float" office:value="2.634167">
            <text:p>2.634167</text:p>
          </table:table-cell>
          <table:table-cell office:value-type="float" office:value="2.120116">
            <text:p>2.120116</text:p>
          </table:table-cell>
          <table:table-cell office:value-type="float" office:value="4.165726">
            <text:p>4.165726</text:p>
          </table:table-cell>
        </table:table-row>
        <table:table-row table:style-name="ro1">
          <table:table-cell office:value-type="float" office:value="1.885683">
            <text:p>1.885683</text:p>
          </table:table-cell>
          <table:table-cell office:value-type="float" office:value="1.128402">
            <text:p>1.128402</text:p>
          </table:table-cell>
          <table:table-cell office:value-type="float" office:value="2.974561">
            <text:p>2.974561</text:p>
          </table:table-cell>
          <table:table-cell office:value-type="float" office:value="2.835468">
            <text:p>2.835468</text:p>
          </table:table-cell>
          <table:table-cell office:value-type="float" office:value="2.686891">
            <text:p>2.686891</text:p>
          </table:table-cell>
          <table:table-cell office:value-type="float" office:value="1.885683">
            <text:p>1.885683</text:p>
          </table:table-cell>
          <table:table-cell office:value-type="float" office:value="2.81459">
            <text:p>2.81459</text:p>
          </table:table-cell>
        </table:table-row>
        <table:table-row table:style-name="ro1">
          <table:table-cell office:value-type="float" office:value="2.078963">
            <text:p>2.078963</text:p>
          </table:table-cell>
          <table:table-cell office:value-type="float" office:value="1.060795">
            <text:p>1.060795</text:p>
          </table:table-cell>
          <table:table-cell office:value-type="float" office:value="2.453773">
            <text:p>2.453773</text:p>
          </table:table-cell>
          <table:table-cell office:value-type="float" office:value="2.475226">
            <text:p>2.475226</text:p>
          </table:table-cell>
          <table:table-cell office:value-type="float" office:value="1.776489">
            <text:p>1.776489</text:p>
          </table:table-cell>
          <table:table-cell office:value-type="float" office:value="2.052642">
            <text:p>2.052642</text:p>
          </table:table-cell>
          <table:table-cell office:value-type="float" office:value="2.453773">
            <text:p>2.453773</text:p>
          </table:table-cell>
        </table:table-row>
        <table:table-row table:style-name="ro1">
          <table:table-cell office:value-type="float" office:value="2.227101">
            <text:p>2.227101</text:p>
          </table:table-cell>
          <table:table-cell office:value-type="float" office:value="1.033156">
            <text:p>1.033156</text:p>
          </table:table-cell>
          <table:table-cell office:value-type="float" office:value="5.02511">
            <text:p>5.02511</text:p>
          </table:table-cell>
          <table:table-cell office:value-type="float" office:value="5.46511">
            <text:p>5.46511</text:p>
          </table:table-cell>
          <table:table-cell office:value-type="float" office:value="1.64628">
            <text:p>1.64628</text:p>
          </table:table-cell>
          <table:table-cell office:value-type="float" office:value="2.227101">
            <text:p>2.227101</text:p>
          </table:table-cell>
          <table:table-cell office:value-type="float" office:value="5.02511">
            <text:p>5.02511</text:p>
          </table:table-cell>
        </table:table-row>
        <table:table-row table:style-name="ro1">
          <table:table-cell office:value-type="float" office:value="1.514451">
            <text:p>1.514451</text:p>
          </table:table-cell>
          <table:table-cell office:value-type="float" office:value="1.058669">
            <text:p>1.058669</text:p>
          </table:table-cell>
          <table:table-cell office:value-type="float" office:value="1.814092">
            <text:p>1.814092</text:p>
          </table:table-cell>
          <table:table-cell office:value-type="float" office:value="1.27498">
            <text:p>1.27498</text:p>
          </table:table-cell>
          <table:table-cell office:value-type="float" office:value="1.589564">
            <text:p>1.589564</text:p>
          </table:table-cell>
          <table:table-cell office:value-type="float" office:value="1.514451">
            <text:p>1.514451</text:p>
          </table:table-cell>
          <table:table-cell office:value-type="float" office:value="1.814092">
            <text:p>1.814092</text:p>
          </table:table-cell>
        </table:table-row>
        <table:table-row table:style-name="ro1">
          <table:table-cell office:value-type="float" office:value="1.818963">
            <text:p>1.818963</text:p>
          </table:table-cell>
          <table:table-cell office:value-type="float" office:value="1.072763">
            <text:p>1.072763</text:p>
          </table:table-cell>
          <table:table-cell office:value-type="float" office:value="1.353184">
            <text:p>1.353184</text:p>
          </table:table-cell>
          <table:table-cell office:value-type="float" office:value="1.38852">
            <text:p>1.38852</text:p>
          </table:table-cell>
          <table:table-cell office:value-type="float" office:value="1.564286">
            <text:p>1.564286</text:p>
          </table:table-cell>
          <table:table-cell office:value-type="float" office:value="1.818963">
            <text:p>1.818963</text:p>
          </table:table-cell>
          <table:table-cell office:value-type="float" office:value="1.353184">
            <text:p>1.353184</text:p>
          </table:table-cell>
        </table:table-row>
        <table:table-row table:style-name="ro1">
          <table:table-cell office:value-type="float" office:value="2.485549">
            <text:p>2.485549</text:p>
          </table:table-cell>
          <table:table-cell office:value-type="float" office:value="1.432975">
            <text:p>1.432975</text:p>
          </table:table-cell>
          <table:table-cell office:value-type="float" office:value="2.569414">
            <text:p>2.569414</text:p>
          </table:table-cell>
          <table:table-cell office:value-type="float" office:value="2.467038">
            <text:p>2.467038</text:p>
          </table:table-cell>
          <table:table-cell office:value-type="float" office:value="1.846387">
            <text:p>1.846387</text:p>
          </table:table-cell>
          <table:table-cell office:value-type="float" office:value="2.485549">
            <text:p>2.485549</text:p>
          </table:table-cell>
          <table:table-cell office:value-type="float" office:value="3.689463">
            <text:p>3.689463</text:p>
          </table:table-cell>
        </table:table-row>
        <table:table-row table:style-name="ro1">
          <table:table-cell office:value-type="float" office:value="2.210878">
            <text:p>2.210878</text:p>
          </table:table-cell>
          <table:table-cell office:value-type="float" office:value="1.378016">
            <text:p>1.378016</text:p>
          </table:table-cell>
          <table:table-cell table:number-columns-repeated="2" office:value-type="float" office:value="3.769464">
            <text:p>3.769464</text:p>
          </table:table-cell>
          <table:table-cell office:value-type="float" office:value="2.718344">
            <text:p>2.718344</text:p>
          </table:table-cell>
          <table:table-cell office:value-type="float" office:value="1.651547">
            <text:p>1.651547</text:p>
          </table:table-cell>
          <table:table-cell office:value-type="float" office:value="4.346693">
            <text:p>4.346693</text:p>
          </table:table-cell>
        </table:table-row>
        <table:table-row table:style-name="ro1">
          <table:table-cell office:value-type="float" office:value="1.778556">
            <text:p>1.778556</text:p>
          </table:table-cell>
          <table:table-cell office:value-type="float" office:value="1.325068">
            <text:p>1.325068</text:p>
          </table:table-cell>
          <table:table-cell office:value-type="float" office:value="1">
            <text:p>1</text:p>
          </table:table-cell>
          <table:table-cell table:number-columns-repeated="2" office:value-type="float" office:value="1.37145">
            <text:p>1.37145</text:p>
          </table:table-cell>
          <table:table-cell office:value-type="float" office:value="1.778556">
            <text:p>1.778556</text:p>
          </table:table-cell>
          <table:table-cell office:value-type="float" office:value="2.869216">
            <text:p>2.869216</text:p>
          </table:table-cell>
        </table:table-row>
        <table:table-row table:style-name="ro1">
          <table:table-cell office:value-type="float" office:value="1.811978">
            <text:p>1.811978</text:p>
          </table:table-cell>
          <table:table-cell office:value-type="float" office:value="1.306658">
            <text:p>1.306658</text:p>
          </table:table-cell>
          <table:table-cell office:value-type="float" office:value="2.444905">
            <text:p>2.444905</text:p>
          </table:table-cell>
          <table:table-cell office:value-type="float" office:value="2.226857">
            <text:p>2.226857</text:p>
          </table:table-cell>
          <table:table-cell office:value-type="float" office:value="2.889653">
            <text:p>2.889653</text:p>
          </table:table-cell>
          <table:table-cell office:value-type="float" office:value="1.811978">
            <text:p>1.811978</text:p>
          </table:table-cell>
          <table:table-cell office:value-type="float" office:value="2.444905">
            <text:p>2.444905</text:p>
          </table:table-cell>
        </table:table-row>
        <table:table-row table:style-name="ro1">
          <table:table-cell office:value-type="float" office:value="1.655715">
            <text:p>1.655715</text:p>
          </table:table-cell>
          <table:table-cell office:value-type="float" office:value="1.035356">
            <text:p>1.035356</text:p>
          </table:table-cell>
          <table:table-cell office:value-type="float" office:value="3.503669">
            <text:p>3.503669</text:p>
          </table:table-cell>
          <table:table-cell office:value-type="float" office:value="3.934289">
            <text:p>3.934289</text:p>
          </table:table-cell>
          <table:table-cell office:value-type="float" office:value="2.124194">
            <text:p>2.124194</text:p>
          </table:table-cell>
          <table:table-cell office:value-type="float" office:value="1.655715">
            <text:p>1.655715</text:p>
          </table:table-cell>
          <table:table-cell office:value-type="float" office:value="3.503669">
            <text:p>3.503669</text:p>
          </table:table-cell>
        </table:table-row>
        <table:table-row table:style-name="ro1">
          <table:table-cell office:value-type="float" office:value="1.392167">
            <text:p>1.392167</text:p>
          </table:table-cell>
          <table:table-cell office:value-type="float" office:value="1.065804">
            <text:p>1.065804</text:p>
          </table:table-cell>
          <table:table-cell office:value-type="float" office:value="2.336301">
            <text:p>2.336301</text:p>
          </table:table-cell>
          <table:table-cell table:number-columns-repeated="2" office:value-type="float" office:value="2.368805">
            <text:p>2.368805</text:p>
          </table:table-cell>
          <table:table-cell office:value-type="float" office:value="1.392167">
            <text:p>1.392167</text:p>
          </table:table-cell>
          <table:table-cell office:value-type="float" office:value="2.336301">
            <text:p>2.336301</text:p>
          </table:table-cell>
        </table:table-row>
        <table:table-row table:style-name="ro1">
          <table:table-cell office:value-type="float" office:value="2.176306">
            <text:p>2.176306</text:p>
          </table:table-cell>
          <table:table-cell office:value-type="float" office:value="1.058407">
            <text:p>1.058407</text:p>
          </table:table-cell>
          <table:table-cell table:number-columns-repeated="2" office:value-type="float" office:value="3.473261">
            <text:p>3.473261</text:p>
          </table:table-cell>
          <table:table-cell office:value-type="float" office:value="1.731845">
            <text:p>1.731845</text:p>
          </table:table-cell>
          <table:table-cell office:value-type="float" office:value="2.176306">
            <text:p>2.176306</text:p>
          </table:table-cell>
          <table:table-cell office:value-type="float" office:value="3.628046">
            <text:p>3.628046</text:p>
          </table:table-cell>
        </table:table-row>
        <table:table-row table:style-name="ro1">
          <table:table-cell office:value-type="float" office:value="1.858753">
            <text:p>1.858753</text:p>
          </table:table-cell>
          <table:table-cell office:value-type="float" office:value="1.527778">
            <text:p>1.527778</text:p>
          </table:table-cell>
          <table:table-cell office:value-type="float" office:value="1">
            <text:p>1</text:p>
          </table:table-cell>
          <table:table-cell office:value-type="float" office:value="1.226383">
            <text:p>1.226383</text:p>
          </table:table-cell>
          <table:table-cell office:value-type="float" office:value="2.754328">
            <text:p>2.754328</text:p>
          </table:table-cell>
          <table:table-cell office:value-type="float" office:value="1.858753">
            <text:p>1.858753</text:p>
          </table:table-cell>
          <table:table-cell office:value-type="float" office:value="1.105433">
            <text:p>1.105433</text:p>
          </table:table-cell>
        </table:table-row>
        <table:table-row table:style-name="ro1">
          <table:table-cell office:value-type="float" office:value="2.00907">
            <text:p>2.00907</text:p>
          </table:table-cell>
          <table:table-cell office:value-type="float" office:value="1.155649">
            <text:p>1.155649</text:p>
          </table:table-cell>
          <table:table-cell office:value-type="float" office:value="1.418548">
            <text:p>1.418548</text:p>
          </table:table-cell>
          <table:table-cell office:value-type="float" office:value="1.67015">
            <text:p>1.67015</text:p>
          </table:table-cell>
          <table:table-cell office:value-type="float" office:value="2.09037">
            <text:p>2.09037</text:p>
          </table:table-cell>
          <table:table-cell office:value-type="float" office:value="2.00907">
            <text:p>2.00907</text:p>
          </table:table-cell>
          <table:table-cell office:value-type="float" office:value="1.418548">
            <text:p>1.418548</text:p>
          </table:table-cell>
        </table:table-row>
        <table:table-row table:style-name="ro1">
          <table:table-cell office:value-type="float" office:value="2.008424">
            <text:p>2.008424</text:p>
          </table:table-cell>
          <table:table-cell office:value-type="float" office:value="1">
            <text:p>1</text:p>
          </table:table-cell>
          <table:table-cell table:number-columns-repeated="2" office:value-type="float" office:value="1.656982">
            <text:p>1.656982</text:p>
          </table:table-cell>
          <table:table-cell office:value-type="float" office:value="1.67562">
            <text:p>1.67562</text:p>
          </table:table-cell>
          <table:table-cell office:value-type="float" office:value="2.310121">
            <text:p>2.310121</text:p>
          </table:table-cell>
          <table:table-cell office:value-type="float" office:value="1.67562">
            <text:p>1.67562</text:p>
          </table:table-cell>
        </table:table-row>
        <table:table-row table:style-name="ro1">
          <table:table-cell office:value-type="float" office:value="2.116067">
            <text:p>2.116067</text:p>
          </table:table-cell>
          <table:table-cell office:value-type="float" office:value="1.028742">
            <text:p>1.028742</text:p>
          </table:table-cell>
          <table:table-cell office:value-type="float" office:value="1.749787">
            <text:p>1.749787</text:p>
          </table:table-cell>
          <table:table-cell office:value-type="float" office:value="2.136948">
            <text:p>2.136948</text:p>
          </table:table-cell>
          <table:table-cell office:value-type="float" office:value="2.663892">
            <text:p>2.663892</text:p>
          </table:table-cell>
          <table:table-cell office:value-type="float" office:value="2.116067">
            <text:p>2.116067</text:p>
          </table:table-cell>
          <table:table-cell office:value-type="float" office:value="1.749787">
            <text:p>1.749787</text:p>
          </table:table-cell>
        </table:table-row>
        <table:table-row table:style-name="ro1">
          <table:table-cell office:value-type="float" office:value="1.504975">
            <text:p>1.504975</text:p>
          </table:table-cell>
          <table:table-cell office:value-type="float" office:value="1">
            <text:p>1</text:p>
          </table:table-cell>
          <table:table-cell office:value-type="float" office:value="2.237757">
            <text:p>2.237757</text:p>
          </table:table-cell>
          <table:table-cell office:value-type="float" office:value="2.104902">
            <text:p>2.104902</text:p>
          </table:table-cell>
          <table:table-cell office:value-type="float" office:value="5.02451">
            <text:p>5.02451</text:p>
          </table:table-cell>
          <table:table-cell office:value-type="float" office:value="1.504975">
            <text:p>1.504975</text:p>
          </table:table-cell>
          <table:table-cell office:value-type="float" office:value="2.237757">
            <text:p>2.237757</text:p>
          </table:table-cell>
        </table:table-row>
        <table:table-row table:style-name="ro1">
          <table:table-cell office:value-type="float" office:value="1.744859">
            <text:p>1.744859</text:p>
          </table:table-cell>
          <table:table-cell office:value-type="float" office:value="1.137363">
            <text:p>1.137363</text:p>
          </table:table-cell>
          <table:table-cell office:value-type="float" office:value="1.476929">
            <text:p>1.476929</text:p>
          </table:table-cell>
          <table:table-cell office:value-type="float" office:value="1.765602">
            <text:p>1.765602</text:p>
          </table:table-cell>
          <table:table-cell office:value-type="float" office:value="1.238456">
            <text:p>1.238456</text:p>
          </table:table-cell>
          <table:table-cell office:value-type="float" office:value="1.501351">
            <text:p>1.501351</text:p>
          </table:table-cell>
          <table:table-cell office:value-type="float" office:value="1.730892">
            <text:p>1.730892</text:p>
          </table:table-cell>
        </table:table-row>
        <table:table-row table:style-name="ro1">
          <table:table-cell office:value-type="float" office:value="2.475837">
            <text:p>2.475837</text:p>
          </table:table-cell>
          <table:table-cell office:value-type="float" office:value="1.313789">
            <text:p>1.313789</text:p>
          </table:table-cell>
          <table:table-cell office:value-type="float" office:value="1.705135">
            <text:p>1.705135</text:p>
          </table:table-cell>
          <table:table-cell office:value-type="float" office:value="1.965144">
            <text:p>1.965144</text:p>
          </table:table-cell>
          <table:table-cell office:value-type="float" office:value="2.817016">
            <text:p>2.817016</text:p>
          </table:table-cell>
          <table:table-cell office:value-type="float" office:value="2.475837">
            <text:p>2.475837</text:p>
          </table:table-cell>
          <table:table-cell office:value-type="float" office:value="1.717755">
            <text:p>1.717755</text:p>
          </table:table-cell>
        </table:table-row>
        <table:table-row table:style-name="ro1">
          <table:table-cell office:value-type="float" office:value="1.837719">
            <text:p>1.837719</text:p>
          </table:table-cell>
          <table:table-cell office:value-type="float" office:value="1.276818">
            <text:p>1.276818</text:p>
          </table:table-cell>
          <table:table-cell office:value-type="float" office:value="3.886476">
            <text:p>3.886476</text:p>
          </table:table-cell>
          <table:table-cell office:value-type="float" office:value="3.496687">
            <text:p>3.496687</text:p>
          </table:table-cell>
          <table:table-cell office:value-type="float" office:value="1.952482">
            <text:p>1.952482</text:p>
          </table:table-cell>
          <table:table-cell office:value-type="float" office:value="1.492926">
            <text:p>1.492926</text:p>
          </table:table-cell>
          <table:table-cell office:value-type="float" office:value="3.447435">
            <text:p>3.447435</text:p>
          </table:table-cell>
        </table:table-row>
        <table:table-row table:style-name="ro1">
          <table:table-cell office:value-type="float" office:value="1.532967">
            <text:p>1.532967</text:p>
          </table:table-cell>
          <table:table-cell office:value-type="float" office:value="1.272232">
            <text:p>1.272232</text:p>
          </table:table-cell>
          <table:table-cell office:value-type="float" office:value="2.295739">
            <text:p>2.295739</text:p>
          </table:table-cell>
          <table:table-cell office:value-type="float" office:value="2.267113">
            <text:p>2.267113</text:p>
          </table:table-cell>
          <table:table-cell office:value-type="float" office:value="1.126276">
            <text:p>1.126276</text:p>
          </table:table-cell>
          <table:table-cell office:value-type="float" office:value="1.532967">
            <text:p>1.532967</text:p>
          </table:table-cell>
          <table:table-cell office:value-type="float" office:value="2.295739">
            <text:p>2.295739</text:p>
          </table:table-cell>
        </table:table-row>
        <table:table-row table:style-name="ro1">
          <table:table-cell office:value-type="float" office:value="1.576146">
            <text:p>1.576146</text:p>
          </table:table-cell>
          <table:table-cell office:value-type="float" office:value="1.430644">
            <text:p>1.430644</text:p>
          </table:table-cell>
          <table:table-cell office:value-type="float" office:value="4.210034">
            <text:p>4.210034</text:p>
          </table:table-cell>
          <table:table-cell office:value-type="float" office:value="3.908634">
            <text:p>3.908634</text:p>
          </table:table-cell>
          <table:table-cell office:value-type="float" office:value="1.691474">
            <text:p>1.691474</text:p>
          </table:table-cell>
          <table:table-cell office:value-type="float" office:value="1.576146">
            <text:p>1.576146</text:p>
          </table:table-cell>
          <table:table-cell office:value-type="float" office:value="4.210034">
            <text:p>4.210034</text:p>
          </table:table-cell>
        </table:table-row>
        <table:table-row table:style-name="ro1">
          <table:table-cell office:value-type="float" office:value="1.998617">
            <text:p>1.998617</text:p>
          </table:table-cell>
          <table:table-cell office:value-type="float" office:value="1.219496">
            <text:p>1.219496</text:p>
          </table:table-cell>
          <table:table-cell office:value-type="float" office:value="3.915837">
            <text:p>3.915837</text:p>
          </table:table-cell>
          <table:table-cell office:value-type="float" office:value="4.497833">
            <text:p>4.497833</text:p>
          </table:table-cell>
          <table:table-cell office:value-type="float" office:value="2.000563">
            <text:p>2.000563</text:p>
          </table:table-cell>
          <table:table-cell office:value-type="float" office:value="1.998617">
            <text:p>1.998617</text:p>
          </table:table-cell>
          <table:table-cell office:value-type="float" office:value="3.915837">
            <text:p>3.915837</text:p>
          </table:table-cell>
        </table:table-row>
        <table:table-row table:style-name="ro1">
          <table:table-cell office:value-type="float" office:value="1.397746">
            <text:p>1.397746</text:p>
          </table:table-cell>
          <table:table-cell office:value-type="float" office:value="1.294407">
            <text:p>1.294407</text:p>
          </table:table-cell>
          <table:table-cell office:value-type="float" office:value="1.002495">
            <text:p>1.002495</text:p>
          </table:table-cell>
          <table:table-cell office:value-type="float" office:value="1.290595">
            <text:p>1.290595</text:p>
          </table:table-cell>
          <table:table-cell office:value-type="float" office:value="1.053901">
            <text:p>1.053901</text:p>
          </table:table-cell>
          <table:table-cell office:value-type="float" office:value="1.397746">
            <text:p>1.397746</text:p>
          </table:table-cell>
          <table:table-cell office:value-type="float" office:value="1.002495">
            <text:p>1.002495</text:p>
          </table:table-cell>
        </table:table-row>
        <table:table-row table:style-name="ro1">
          <table:table-cell office:value-type="float" office:value="1.782669">
            <text:p>1.782669</text:p>
          </table:table-cell>
          <table:table-cell office:value-type="float" office:value="1">
            <text:p>1</text:p>
          </table:table-cell>
          <table:table-cell office:value-type="float" office:value="1.647913">
            <text:p>1.647913</text:p>
          </table:table-cell>
          <table:table-cell office:value-type="float" office:value="1.439089">
            <text:p>1.439089</text:p>
          </table:table-cell>
          <table:table-cell office:value-type="float" office:value="1.882036">
            <text:p>1.882036</text:p>
          </table:table-cell>
          <table:table-cell office:value-type="float" office:value="1.782669">
            <text:p>1.782669</text:p>
          </table:table-cell>
          <table:table-cell office:value-type="float" office:value="1.708095">
            <text:p>1.708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1T19:58:07</dc:date>
    <dc:creator>arun </dc:creator>
    <meta:document-statistic meta:table-count="1" meta:cell-count="217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26cm" svg:y="2.707cm" style:legend-expansion="high" chart:style-name="ch2"/>
        <chart:plot-area chart:style-name="ch3" table:cell-range-address="Sheet1.A1:Sheet1.G31" chart:data-source-has-labels="row" svg:x="0.77cm" svg:y="0.855cm" svg:width="12.717cm" svg:height="7.545cm">
          <chartooo:coordinate-region svg:x="1.206cm" svg:y="1.054cm" svg:width="12.09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1" chart:label-cell-address="Sheet1.A1:Sheet1.A1" chart:class="chart:line">
            <chart:data-point chart:repeated="30"/>
          </chart:series>
          <chart:series chart:style-name="ch7" chart:values-cell-range-address="Sheet1.B2:Sheet1.B31" chart:label-cell-address="Sheet1.B1:Sheet1.B1" chart:class="chart:line">
            <chart:data-point chart:repeated="30"/>
          </chart:series>
          <chart:series chart:style-name="ch8" chart:values-cell-range-address="Sheet1.C2:Sheet1.C31" chart:label-cell-address="Sheet1.C1:Sheet1.C1" chart:class="chart:line">
            <chart:data-point chart:repeated="30"/>
          </chart:series>
          <chart:series chart:style-name="ch9" chart:values-cell-range-address="Sheet1.D2:Sheet1.D31" chart:label-cell-address="Sheet1.D1:Sheet1.D1" chart:class="chart:line">
            <chart:data-point chart:repeated="30"/>
          </chart:series>
          <chart:series chart:style-name="ch10" chart:values-cell-range-address="Sheet1.E2:Sheet1.E31" chart:label-cell-address="Sheet1.E1:Sheet1.E1" chart:class="chart:line">
            <chart:data-point chart:repeated="30"/>
          </chart:series>
          <chart:series chart:style-name="ch11" chart:values-cell-range-address="Sheet1.F2:Sheet1.F31" chart:label-cell-address="Sheet1.F1:Sheet1.F1" chart:class="chart:line">
            <chart:data-point chart:repeated="30"/>
          </chart:series>
          <chart:series chart:style-name="ch12" chart:values-cell-range-address="Sheet1.G2:Sheet1.G31" chart:label-cell-address="Sheet1.G1:Sheet1.G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0</text:p>
                <draw:g>
                  <svg:desc>Sheet1.A1:Sheet1.A1</svg:desc>
                </draw:g>
              </table:table-cell>
              <table:table-cell office:value-type="string">
                <text:p> H1</text:p>
                <draw:g>
                  <svg:desc>Sheet1.B1:Sheet1.B1</svg:desc>
                </draw:g>
              </table:table-cell>
              <table:table-cell office:value-type="string">
                <text:p> H2</text:p>
                <draw:g>
                  <svg:desc>Sheet1.C1:Sheet1.C1</svg:desc>
                </draw:g>
              </table:table-cell>
              <table:table-cell office:value-type="string">
                <text:p> H3</text:p>
                <draw:g>
                  <svg:desc>Sheet1.D1:Sheet1.D1</svg:desc>
                </draw:g>
              </table:table-cell>
              <table:table-cell office:value-type="string">
                <text:p> H4</text:p>
                <draw:g>
                  <svg:desc>Sheet1.E1:Sheet1.E1</svg:desc>
                </draw:g>
              </table:table-cell>
              <table:table-cell office:value-type="string">
                <text:p> H5</text:p>
                <draw:g>
                  <svg:desc>Sheet1.F1:Sheet1.F1</svg:desc>
                </draw:g>
              </table:table-cell>
              <table:table-cell office:value-type="string">
                <text:p> H6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6529">
                <text:p>1.226529</text:p>
                <draw:g>
                  <svg:desc>Sheet1.A2:Sheet1.A31</svg:desc>
                </draw:g>
              </table:table-cell>
              <table:table-cell office:value-type="float" office:value="1.112965">
                <text:p>1.112965</text:p>
                <draw:g>
                  <svg:desc>Sheet1.B2:Sheet1.B31</svg:desc>
                </draw:g>
              </table:table-cell>
              <table:table-cell office:value-type="float" office:value="1.85981">
                <text:p>1.85981</text:p>
                <draw:g>
                  <svg:desc>Sheet1.C2:Sheet1.C31</svg:desc>
                </draw:g>
              </table:table-cell>
              <table:table-cell office:value-type="float" office:value="1.671387">
                <text:p>1.671387</text:p>
                <draw:g>
                  <svg:desc>Sheet1.D2:Sheet1.D31</svg:desc>
                </draw:g>
              </table:table-cell>
              <table:table-cell office:value-type="float" office:value="1.548933">
                <text:p>1.548933</text:p>
                <draw:g>
                  <svg:desc>Sheet1.E2:Sheet1.E31</svg:desc>
                </draw:g>
              </table:table-cell>
              <table:table-cell office:value-type="float" office:value="1.226529">
                <text:p>1.226529</text:p>
                <draw:g>
                  <svg:desc>Sheet1.F2:Sheet1.F31</svg:desc>
                </draw:g>
              </table:table-cell>
              <table:table-cell office:value-type="float" office:value="1.85981">
                <text:p>1.85981</text:p>
                <draw:g>
                  <svg:desc>Sheet1.G2:Sheet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73899">
                <text:p>2.373899</text:p>
              </table:table-cell>
              <table:table-cell office:value-type="float" office:value="1.559809">
                <text:p>1.559809</text:p>
              </table:table-cell>
              <table:table-cell office:value-type="float" office:value="1.002826">
                <text:p>1.002826</text:p>
              </table:table-cell>
              <table:table-cell office:value-type="float" office:value="1.093859">
                <text:p>1.093859</text:p>
              </table:table-cell>
              <table:table-cell office:value-type="float" office:value="2.276644">
                <text:p>2.276644</text:p>
              </table:table-cell>
              <table:table-cell office:value-type="float" office:value="2.696858">
                <text:p>2.696858</text:p>
              </table:table-cell>
              <table:table-cell office:value-type="float" office:value="1.002826">
                <text:p>1.002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66697">
                <text:p>1.566697</text:p>
              </table:table-cell>
              <table:table-cell office:value-type="float" office:value="1.136153">
                <text:p>1.136153</text:p>
              </table:table-cell>
              <table:table-cell office:value-type="float" office:value="2.499646">
                <text:p>2.499646</text:p>
              </table:table-cell>
              <table:table-cell office:value-type="float" office:value="2.249469">
                <text:p>2.249469</text:p>
              </table:table-cell>
              <table:table-cell office:value-type="float" office:value="1.512344">
                <text:p>1.512344</text:p>
              </table:table-cell>
              <table:table-cell office:value-type="float" office:value="1.566697">
                <text:p>1.566697</text:p>
              </table:table-cell>
              <table:table-cell office:value-type="float" office:value="2.499646">
                <text:p>2.499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3545">
                <text:p>1.963545</text:p>
              </table:table-cell>
              <table:table-cell office:value-type="float" office:value="1.058791">
                <text:p>1.058791</text:p>
              </table:table-cell>
              <table:table-cell office:value-type="float" office:value="3.44711">
                <text:p>3.44711</text:p>
              </table:table-cell>
              <table:table-cell office:value-type="float" office:value="3.73178">
                <text:p>3.73178</text:p>
              </table:table-cell>
              <table:table-cell office:value-type="float" office:value="1.964906">
                <text:p>1.964906</text:p>
              </table:table-cell>
              <table:table-cell office:value-type="float" office:value="1.963545">
                <text:p>1.963545</text:p>
              </table:table-cell>
              <table:table-cell office:value-type="float" office:value="3.44711">
                <text:p>3.44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0116">
                <text:p>2.120116</text:p>
              </table:table-cell>
              <table:table-cell office:value-type="float" office:value="1.469218">
                <text:p>1.469218</text:p>
              </table:table-cell>
              <table:table-cell office:value-type="float" office:value="3.831621">
                <text:p>3.831621</text:p>
              </table:table-cell>
              <table:table-cell office:value-type="float" office:value="3.439479">
                <text:p>3.439479</text:p>
              </table:table-cell>
              <table:table-cell office:value-type="float" office:value="2.634167">
                <text:p>2.634167</text:p>
              </table:table-cell>
              <table:table-cell office:value-type="float" office:value="2.120116">
                <text:p>2.120116</text:p>
              </table:table-cell>
              <table:table-cell office:value-type="float" office:value="4.165726">
                <text:p>4.16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85683">
                <text:p>1.885683</text:p>
              </table:table-cell>
              <table:table-cell office:value-type="float" office:value="1.128402">
                <text:p>1.128402</text:p>
              </table:table-cell>
              <table:table-cell office:value-type="float" office:value="2.974561">
                <text:p>2.974561</text:p>
              </table:table-cell>
              <table:table-cell office:value-type="float" office:value="2.835468">
                <text:p>2.835468</text:p>
              </table:table-cell>
              <table:table-cell office:value-type="float" office:value="2.686891">
                <text:p>2.686891</text:p>
              </table:table-cell>
              <table:table-cell office:value-type="float" office:value="1.885683">
                <text:p>1.885683</text:p>
              </table:table-cell>
              <table:table-cell office:value-type="float" office:value="2.81459">
                <text:p>2.81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8963">
                <text:p>2.078963</text:p>
              </table:table-cell>
              <table:table-cell office:value-type="float" office:value="1.060795">
                <text:p>1.060795</text:p>
              </table:table-cell>
              <table:table-cell office:value-type="float" office:value="2.453773">
                <text:p>2.453773</text:p>
              </table:table-cell>
              <table:table-cell office:value-type="float" office:value="2.475226">
                <text:p>2.475226</text:p>
              </table:table-cell>
              <table:table-cell office:value-type="float" office:value="1.776489">
                <text:p>1.776489</text:p>
              </table:table-cell>
              <table:table-cell office:value-type="float" office:value="2.052642">
                <text:p>2.052642</text:p>
              </table:table-cell>
              <table:table-cell office:value-type="float" office:value="2.453773">
                <text:p>2.453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27101">
                <text:p>2.227101</text:p>
              </table:table-cell>
              <table:table-cell office:value-type="float" office:value="1.033156">
                <text:p>1.033156</text:p>
              </table:table-cell>
              <table:table-cell office:value-type="float" office:value="5.02511">
                <text:p>5.02511</text:p>
              </table:table-cell>
              <table:table-cell office:value-type="float" office:value="5.46511">
                <text:p>5.46511</text:p>
              </table:table-cell>
              <table:table-cell office:value-type="float" office:value="1.64628">
                <text:p>1.64628</text:p>
              </table:table-cell>
              <table:table-cell office:value-type="float" office:value="2.227101">
                <text:p>2.227101</text:p>
              </table:table-cell>
              <table:table-cell office:value-type="float" office:value="5.02511">
                <text:p>5.02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4451">
                <text:p>1.514451</text:p>
              </table:table-cell>
              <table:table-cell office:value-type="float" office:value="1.058669">
                <text:p>1.058669</text:p>
              </table:table-cell>
              <table:table-cell office:value-type="float" office:value="1.814092">
                <text:p>1.814092</text:p>
              </table:table-cell>
              <table:table-cell office:value-type="float" office:value="1.27498">
                <text:p>1.27498</text:p>
              </table:table-cell>
              <table:table-cell office:value-type="float" office:value="1.589564">
                <text:p>1.589564</text:p>
              </table:table-cell>
              <table:table-cell office:value-type="float" office:value="1.514451">
                <text:p>1.514451</text:p>
              </table:table-cell>
              <table:table-cell office:value-type="float" office:value="1.814092">
                <text:p>1.814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8963">
                <text:p>1.818963</text:p>
              </table:table-cell>
              <table:table-cell office:value-type="float" office:value="1.072763">
                <text:p>1.072763</text:p>
              </table:table-cell>
              <table:table-cell office:value-type="float" office:value="1.353184">
                <text:p>1.353184</text:p>
              </table:table-cell>
              <table:table-cell office:value-type="float" office:value="1.38852">
                <text:p>1.38852</text:p>
              </table:table-cell>
              <table:table-cell office:value-type="float" office:value="1.564286">
                <text:p>1.564286</text:p>
              </table:table-cell>
              <table:table-cell office:value-type="float" office:value="1.818963">
                <text:p>1.818963</text:p>
              </table:table-cell>
              <table:table-cell office:value-type="float" office:value="1.353184">
                <text:p>1.353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85549">
                <text:p>2.485549</text:p>
              </table:table-cell>
              <table:table-cell office:value-type="float" office:value="1.432975">
                <text:p>1.432975</text:p>
              </table:table-cell>
              <table:table-cell office:value-type="float" office:value="2.569414">
                <text:p>2.569414</text:p>
              </table:table-cell>
              <table:table-cell office:value-type="float" office:value="2.467038">
                <text:p>2.467038</text:p>
              </table:table-cell>
              <table:table-cell office:value-type="float" office:value="1.846387">
                <text:p>1.846387</text:p>
              </table:table-cell>
              <table:table-cell office:value-type="float" office:value="2.485549">
                <text:p>2.485549</text:p>
              </table:table-cell>
              <table:table-cell office:value-type="float" office:value="3.689463">
                <text:p>3.6894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10878">
                <text:p>2.210878</text:p>
              </table:table-cell>
              <table:table-cell office:value-type="float" office:value="1.378016">
                <text:p>1.378016</text:p>
              </table:table-cell>
              <table:table-cell office:value-type="float" office:value="3.769464">
                <text:p>3.769464</text:p>
              </table:table-cell>
              <table:table-cell office:value-type="float" office:value="3.769464">
                <text:p>3.769464</text:p>
              </table:table-cell>
              <table:table-cell office:value-type="float" office:value="2.718344">
                <text:p>2.718344</text:p>
              </table:table-cell>
              <table:table-cell office:value-type="float" office:value="1.651547">
                <text:p>1.651547</text:p>
              </table:table-cell>
              <table:table-cell office:value-type="float" office:value="4.346693">
                <text:p>4.346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78556">
                <text:p>1.778556</text:p>
              </table:table-cell>
              <table:table-cell office:value-type="float" office:value="1.325068">
                <text:p>1.325068</text:p>
              </table:table-cell>
              <table:table-cell office:value-type="float" office:value="1">
                <text:p>1</text:p>
              </table:table-cell>
              <table:table-cell office:value-type="float" office:value="1.37145">
                <text:p>1.37145</text:p>
              </table:table-cell>
              <table:table-cell office:value-type="float" office:value="1.37145">
                <text:p>1.37145</text:p>
              </table:table-cell>
              <table:table-cell office:value-type="float" office:value="1.778556">
                <text:p>1.778556</text:p>
              </table:table-cell>
              <table:table-cell office:value-type="float" office:value="2.869216">
                <text:p>2.869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11978">
                <text:p>1.811978</text:p>
              </table:table-cell>
              <table:table-cell office:value-type="float" office:value="1.306658">
                <text:p>1.306658</text:p>
              </table:table-cell>
              <table:table-cell office:value-type="float" office:value="2.444905">
                <text:p>2.444905</text:p>
              </table:table-cell>
              <table:table-cell office:value-type="float" office:value="2.226857">
                <text:p>2.226857</text:p>
              </table:table-cell>
              <table:table-cell office:value-type="float" office:value="2.889653">
                <text:p>2.889653</text:p>
              </table:table-cell>
              <table:table-cell office:value-type="float" office:value="1.811978">
                <text:p>1.811978</text:p>
              </table:table-cell>
              <table:table-cell office:value-type="float" office:value="2.444905">
                <text:p>2.444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55715">
                <text:p>1.655715</text:p>
              </table:table-cell>
              <table:table-cell office:value-type="float" office:value="1.035356">
                <text:p>1.035356</text:p>
              </table:table-cell>
              <table:table-cell office:value-type="float" office:value="3.503669">
                <text:p>3.503669</text:p>
              </table:table-cell>
              <table:table-cell office:value-type="float" office:value="3.934289">
                <text:p>3.934289</text:p>
              </table:table-cell>
              <table:table-cell office:value-type="float" office:value="2.124194">
                <text:p>2.124194</text:p>
              </table:table-cell>
              <table:table-cell office:value-type="float" office:value="1.655715">
                <text:p>1.655715</text:p>
              </table:table-cell>
              <table:table-cell office:value-type="float" office:value="3.503669">
                <text:p>3.503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92167">
                <text:p>1.392167</text:p>
              </table:table-cell>
              <table:table-cell office:value-type="float" office:value="1.065804">
                <text:p>1.065804</text:p>
              </table:table-cell>
              <table:table-cell office:value-type="float" office:value="2.336301">
                <text:p>2.336301</text:p>
              </table:table-cell>
              <table:table-cell office:value-type="float" office:value="2.368805">
                <text:p>2.368805</text:p>
              </table:table-cell>
              <table:table-cell office:value-type="float" office:value="2.368805">
                <text:p>2.368805</text:p>
              </table:table-cell>
              <table:table-cell office:value-type="float" office:value="1.392167">
                <text:p>1.392167</text:p>
              </table:table-cell>
              <table:table-cell office:value-type="float" office:value="2.336301">
                <text:p>2.3363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76306">
                <text:p>2.176306</text:p>
              </table:table-cell>
              <table:table-cell office:value-type="float" office:value="1.058407">
                <text:p>1.058407</text:p>
              </table:table-cell>
              <table:table-cell office:value-type="float" office:value="3.473261">
                <text:p>3.473261</text:p>
              </table:table-cell>
              <table:table-cell office:value-type="float" office:value="3.473261">
                <text:p>3.473261</text:p>
              </table:table-cell>
              <table:table-cell office:value-type="float" office:value="1.731845">
                <text:p>1.731845</text:p>
              </table:table-cell>
              <table:table-cell office:value-type="float" office:value="2.176306">
                <text:p>2.176306</text:p>
              </table:table-cell>
              <table:table-cell office:value-type="float" office:value="3.628046">
                <text:p>3.628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58753">
                <text:p>1.858753</text:p>
              </table:table-cell>
              <table:table-cell office:value-type="float" office:value="1.527778">
                <text:p>1.527778</text:p>
              </table:table-cell>
              <table:table-cell office:value-type="float" office:value="1">
                <text:p>1</text:p>
              </table:table-cell>
              <table:table-cell office:value-type="float" office:value="1.226383">
                <text:p>1.226383</text:p>
              </table:table-cell>
              <table:table-cell office:value-type="float" office:value="2.754328">
                <text:p>2.754328</text:p>
              </table:table-cell>
              <table:table-cell office:value-type="float" office:value="1.858753">
                <text:p>1.858753</text:p>
              </table:table-cell>
              <table:table-cell office:value-type="float" office:value="1.105433">
                <text:p>1.105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0907">
                <text:p>2.00907</text:p>
              </table:table-cell>
              <table:table-cell office:value-type="float" office:value="1.155649">
                <text:p>1.155649</text:p>
              </table:table-cell>
              <table:table-cell office:value-type="float" office:value="1.418548">
                <text:p>1.418548</text:p>
              </table:table-cell>
              <table:table-cell office:value-type="float" office:value="1.67015">
                <text:p>1.67015</text:p>
              </table:table-cell>
              <table:table-cell office:value-type="float" office:value="2.09037">
                <text:p>2.09037</text:p>
              </table:table-cell>
              <table:table-cell office:value-type="float" office:value="2.00907">
                <text:p>2.00907</text:p>
              </table:table-cell>
              <table:table-cell office:value-type="float" office:value="1.418548">
                <text:p>1.418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08424">
                <text:p>2.008424</text:p>
              </table:table-cell>
              <table:table-cell office:value-type="float" office:value="1">
                <text:p>1</text:p>
              </table:table-cell>
              <table:table-cell office:value-type="float" office:value="1.656982">
                <text:p>1.656982</text:p>
              </table:table-cell>
              <table:table-cell office:value-type="float" office:value="1.656982">
                <text:p>1.656982</text:p>
              </table:table-cell>
              <table:table-cell office:value-type="float" office:value="1.67562">
                <text:p>1.67562</text:p>
              </table:table-cell>
              <table:table-cell office:value-type="float" office:value="2.310121">
                <text:p>2.310121</text:p>
              </table:table-cell>
              <table:table-cell office:value-type="float" office:value="1.67562">
                <text:p>1.67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16067">
                <text:p>2.116067</text:p>
              </table:table-cell>
              <table:table-cell office:value-type="float" office:value="1.028742">
                <text:p>1.028742</text:p>
              </table:table-cell>
              <table:table-cell office:value-type="float" office:value="1.749787">
                <text:p>1.749787</text:p>
              </table:table-cell>
              <table:table-cell office:value-type="float" office:value="2.136948">
                <text:p>2.136948</text:p>
              </table:table-cell>
              <table:table-cell office:value-type="float" office:value="2.663892">
                <text:p>2.663892</text:p>
              </table:table-cell>
              <table:table-cell office:value-type="float" office:value="2.116067">
                <text:p>2.116067</text:p>
              </table:table-cell>
              <table:table-cell office:value-type="float" office:value="1.749787">
                <text:p>1.7497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04975">
                <text:p>1.504975</text:p>
              </table:table-cell>
              <table:table-cell office:value-type="float" office:value="1">
                <text:p>1</text:p>
              </table:table-cell>
              <table:table-cell office:value-type="float" office:value="2.237757">
                <text:p>2.237757</text:p>
              </table:table-cell>
              <table:table-cell office:value-type="float" office:value="2.104902">
                <text:p>2.104902</text:p>
              </table:table-cell>
              <table:table-cell office:value-type="float" office:value="5.02451">
                <text:p>5.02451</text:p>
              </table:table-cell>
              <table:table-cell office:value-type="float" office:value="1.504975">
                <text:p>1.504975</text:p>
              </table:table-cell>
              <table:table-cell office:value-type="float" office:value="2.237757">
                <text:p>2.237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44859">
                <text:p>1.744859</text:p>
              </table:table-cell>
              <table:table-cell office:value-type="float" office:value="1.137363">
                <text:p>1.137363</text:p>
              </table:table-cell>
              <table:table-cell office:value-type="float" office:value="1.476929">
                <text:p>1.476929</text:p>
              </table:table-cell>
              <table:table-cell office:value-type="float" office:value="1.765602">
                <text:p>1.765602</text:p>
              </table:table-cell>
              <table:table-cell office:value-type="float" office:value="1.238456">
                <text:p>1.238456</text:p>
              </table:table-cell>
              <table:table-cell office:value-type="float" office:value="1.501351">
                <text:p>1.501351</text:p>
              </table:table-cell>
              <table:table-cell office:value-type="float" office:value="1.730892">
                <text:p>1.730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75837">
                <text:p>2.475837</text:p>
              </table:table-cell>
              <table:table-cell office:value-type="float" office:value="1.313789">
                <text:p>1.313789</text:p>
              </table:table-cell>
              <table:table-cell office:value-type="float" office:value="1.705135">
                <text:p>1.705135</text:p>
              </table:table-cell>
              <table:table-cell office:value-type="float" office:value="1.965144">
                <text:p>1.965144</text:p>
              </table:table-cell>
              <table:table-cell office:value-type="float" office:value="2.817016">
                <text:p>2.817016</text:p>
              </table:table-cell>
              <table:table-cell office:value-type="float" office:value="2.475837">
                <text:p>2.475837</text:p>
              </table:table-cell>
              <table:table-cell office:value-type="float" office:value="1.717755">
                <text:p>1.717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37719">
                <text:p>1.837719</text:p>
              </table:table-cell>
              <table:table-cell office:value-type="float" office:value="1.276818">
                <text:p>1.276818</text:p>
              </table:table-cell>
              <table:table-cell office:value-type="float" office:value="3.886476">
                <text:p>3.886476</text:p>
              </table:table-cell>
              <table:table-cell office:value-type="float" office:value="3.496687">
                <text:p>3.496687</text:p>
              </table:table-cell>
              <table:table-cell office:value-type="float" office:value="1.952482">
                <text:p>1.952482</text:p>
              </table:table-cell>
              <table:table-cell office:value-type="float" office:value="1.492926">
                <text:p>1.492926</text:p>
              </table:table-cell>
              <table:table-cell office:value-type="float" office:value="3.447435">
                <text:p>3.447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32967">
                <text:p>1.532967</text:p>
              </table:table-cell>
              <table:table-cell office:value-type="float" office:value="1.272232">
                <text:p>1.272232</text:p>
              </table:table-cell>
              <table:table-cell office:value-type="float" office:value="2.295739">
                <text:p>2.295739</text:p>
              </table:table-cell>
              <table:table-cell office:value-type="float" office:value="2.267113">
                <text:p>2.267113</text:p>
              </table:table-cell>
              <table:table-cell office:value-type="float" office:value="1.126276">
                <text:p>1.126276</text:p>
              </table:table-cell>
              <table:table-cell office:value-type="float" office:value="1.532967">
                <text:p>1.532967</text:p>
              </table:table-cell>
              <table:table-cell office:value-type="float" office:value="2.295739">
                <text:p>2.2957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76146">
                <text:p>1.576146</text:p>
              </table:table-cell>
              <table:table-cell office:value-type="float" office:value="1.430644">
                <text:p>1.430644</text:p>
              </table:table-cell>
              <table:table-cell office:value-type="float" office:value="4.210034">
                <text:p>4.210034</text:p>
              </table:table-cell>
              <table:table-cell office:value-type="float" office:value="3.908634">
                <text:p>3.908634</text:p>
              </table:table-cell>
              <table:table-cell office:value-type="float" office:value="1.691474">
                <text:p>1.691474</text:p>
              </table:table-cell>
              <table:table-cell office:value-type="float" office:value="1.576146">
                <text:p>1.576146</text:p>
              </table:table-cell>
              <table:table-cell office:value-type="float" office:value="4.210034">
                <text:p>4.2100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98617">
                <text:p>1.998617</text:p>
              </table:table-cell>
              <table:table-cell office:value-type="float" office:value="1.219496">
                <text:p>1.219496</text:p>
              </table:table-cell>
              <table:table-cell office:value-type="float" office:value="3.915837">
                <text:p>3.915837</text:p>
              </table:table-cell>
              <table:table-cell office:value-type="float" office:value="4.497833">
                <text:p>4.497833</text:p>
              </table:table-cell>
              <table:table-cell office:value-type="float" office:value="2.000563">
                <text:p>2.000563</text:p>
              </table:table-cell>
              <table:table-cell office:value-type="float" office:value="1.998617">
                <text:p>1.998617</text:p>
              </table:table-cell>
              <table:table-cell office:value-type="float" office:value="3.915837">
                <text:p>3.9158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97746">
                <text:p>1.397746</text:p>
              </table:table-cell>
              <table:table-cell office:value-type="float" office:value="1.294407">
                <text:p>1.294407</text:p>
              </table:table-cell>
              <table:table-cell office:value-type="float" office:value="1.002495">
                <text:p>1.002495</text:p>
              </table:table-cell>
              <table:table-cell office:value-type="float" office:value="1.290595">
                <text:p>1.290595</text:p>
              </table:table-cell>
              <table:table-cell office:value-type="float" office:value="1.053901">
                <text:p>1.053901</text:p>
              </table:table-cell>
              <table:table-cell office:value-type="float" office:value="1.397746">
                <text:p>1.397746</text:p>
              </table:table-cell>
              <table:table-cell office:value-type="float" office:value="1.002495">
                <text:p>1.002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82669">
                <text:p>1.782669</text:p>
              </table:table-cell>
              <table:table-cell office:value-type="float" office:value="1">
                <text:p>1</text:p>
              </table:table-cell>
              <table:table-cell office:value-type="float" office:value="1.647913">
                <text:p>1.647913</text:p>
              </table:table-cell>
              <table:table-cell office:value-type="float" office:value="1.439089">
                <text:p>1.439089</text:p>
              </table:table-cell>
              <table:table-cell office:value-type="float" office:value="1.882036">
                <text:p>1.882036</text:p>
              </table:table-cell>
              <table:table-cell office:value-type="float" office:value="1.782669">
                <text:p>1.782669</text:p>
              </table:table-cell>
              <table:table-cell office:value-type="float" office:value="1.708095">
                <text:p>1.708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